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justify" style:justify-single-word="false"/>
      <style:text-properties fo:font-size="14pt" officeooo:paragraph-rsid="000cd4f7" style:font-size-asian="14pt" style:font-size-complex="14pt"/>
    </style:style>
    <style:style style:name="P2" style:family="paragraph" style:parent-style-name="Standard" style:list-style-name="L2">
      <style:paragraph-properties fo:text-align="justify" style:justify-single-word="false"/>
      <style:text-properties fo:font-size="14pt" officeooo:rsid="000e865a" officeooo:paragraph-rsid="000e865a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byssinica SIL" fo:font-size="14pt" style:text-underline-style="none" officeooo:rsid="0007c5ed" officeooo:paragraph-rsid="0007c5ed" style:font-size-asian="14pt" style:font-size-complex="14pt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Abyssinica SIL" fo:font-size="14pt" style:text-underline-style="none" officeooo:rsid="0007c5ed" officeooo:paragraph-rsid="0007c5ed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byssinica SIL" fo:font-size="14pt" style:text-underline-style="none" officeooo:rsid="000e865a" officeooo:paragraph-rsid="000e865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byssinica SIL" fo:font-size="15pt" style:text-underline-style="solid" style:text-underline-width="auto" style:text-underline-color="font-color" officeooo:rsid="0007c5ed" officeooo:paragraph-rsid="0007c5ed" style:font-size-asian="15pt" style:font-size-complex="15pt"/>
    </style:style>
    <style:style style:name="T1" style:family="text">
      <style:text-properties officeooo:rsid="000cd4f7"/>
    </style:style>
    <style:style style:name="T2" style:family="text">
      <style:text-properties style:font-name="Abyssinica SIL" fo:font-size="14pt" style:text-underline-style="none" style:font-size-asian="14pt" style:font-size-complex="14pt"/>
    </style:style>
    <style:style style:name="T3" style:family="text">
      <style:text-properties style:font-name="Abyssinica SIL" fo:font-size="14pt" style:text-underline-style="none" officeooo:rsid="000cd4f7" style:font-size-asian="14pt" style:font-size-complex="14pt"/>
    </style:style>
    <style:style style:name="T4" style:family="text">
      <style:text-properties style:font-name="Abyssinica SIL" style:text-underline-style="none"/>
    </style:style>
    <style:style style:name="T5" style:family="text">
      <style:text-properties style:font-name="Abyssinica SIL" style:text-underline-style="none" officeooo:rsid="000cd4f7"/>
    </style:style>
    <style:style style:name="T6" style:family="text">
      <style:text-properties style:font-name="Abyssinica SIL" style:text-underline-style="none" officeooo:rsid="000e86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OT-Application</text:p>
      <text:p text:style-name="P3"/>
      <text:list xml:id="list3864319585" text:style-name="L2">
        <text:list-item>
          <text:p text:style-name="P4">Super <text:span text:style-name="T1">a</text:span>dmin <text:span text:style-name="T1">can create only company admin.</text:span></text:p>
        </text:list-item>
        <text:list-item>
          <text:p text:style-name="P1"><text:span text:style-name="T5">Company admin can create another company admin, also </text:span><text:span text:style-name="T6">able to create </text:span><text:span text:style-name="T5">project admin, phc provider and other staff. All these are create at Company admin level (ie 1).</text:span></text:p>
        </text:list-item>
        <text:list-item>
          <text:p text:style-name="P2"><text:span text:style-name="T5">A</text:span><text:span text:style-name="T4">ll Staff have there own login credentials.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5:07:27.523124119</meta:creation-date>
    <meta:generator>LibreOffice/6.4.7.2$Linux_X86_64 LibreOffice_project/40$Build-2</meta:generator>
    <dc:date>2022-07-19T16:55:57.401539037</dc:date>
    <meta:editing-duration>PT1H38M20S</meta:editing-duration>
    <meta:editing-cycles>3</meta:editing-cycles>
    <meta:document-statistic meta:table-count="0" meta:image-count="0" meta:object-count="0" meta:page-count="1" meta:paragraph-count="4" meta:word-count="46" meta:character-count="270" meta:non-whitespace-character-count="231"/>
  </office:meta>
</office:document-meta>
</file>